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lFilenameViewController.extractViewNameFromUrlPath( String 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rlFilenameViewController.getSuf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FilenameViewController.postProcessViewName( String view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FilenameViewController.getViewNameForRequest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rlFilenameViewController.get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FilenameViewController.setPrefix( @ Nullable String pre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FilenameViewController.setSuffix( @ Nullable String suf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FilenameViewController.getViewNameForUrlPath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FilenameViewController.extractOperableUrl( HttpServlet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